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2" table:style-name="ta1">
        <table:shapes>
          <draw:frame draw:z-index="0" draw:style-name="gr1" draw:text-style-name="P1" svg:width="6.2941in" svg:height="3.5449in" svg:x="6in" svg:y="0.1988in">
            <draw:object draw:notify-on-update-of-ranges="example2.A1:example2.A181 example2.B1:example2.B181 example2.C1:example2.C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49in" svg:x="6.0323in" svg:y="3.8169in">
            <draw:object draw:notify-on-update-of-ranges="example2.A1:example2.A181 example2.D1:example2.D181 example2.E1:example2.E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47in" svg:height="3.5453in" svg:x="12.5094in" svg:y="2.2063in">
            <draw:object draw:notify-on-update-of-ranges="example2.A1:example2.A181 example2.F1:example2.F181 example2.G1:example2.G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227E-015" calcext:value-type="float">
            <text:p>1.33227E-15</text:p>
          </table:table-cell>
          <table:table-cell office:value-type="float" office:value="3.55271E-015" calcext:value-type="float">
            <text:p>3.55271E-1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1.57238" calcext:value-type="float">
            <text:p>1.57238</text:p>
          </table:table-cell>
          <table:table-cell office:value-type="float" office:value="0.0559964" calcext:value-type="float">
            <text:p>0.055996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1.57571" calcext:value-type="float">
            <text:p>1.57571</text:p>
          </table:table-cell>
          <table:table-cell office:value-type="float" office:value="0.0708822" calcext:value-type="float">
            <text:p>0.070882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1.57888" calcext:value-type="float">
            <text:p>1.57888</text:p>
          </table:table-cell>
          <table:table-cell office:value-type="float" office:value="0.0504005" calcext:value-type="float">
            <text:p>0.05040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1.58025" calcext:value-type="float">
            <text:p>1.58025</text:p>
          </table:table-cell>
          <table:table-cell office:value-type="float" office:value="-0.0000000000000284217" calcext:value-type="float">
            <text:p>-2.84217E-1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1.57847" calcext:value-type="float">
            <text:p>1.57847</text:p>
          </table:table-cell>
          <table:table-cell office:value-type="float" office:value="-0.0751651" calcext:value-type="float">
            <text:p>-0.075165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1.5724" calcext:value-type="float">
            <text:p>1.5724</text:p>
          </table:table-cell>
          <table:table-cell office:value-type="float" office:value="-0.170235" calcext:value-type="float">
            <text:p>-0.17023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1.56119" calcext:value-type="float">
            <text:p>1.56119</text:p>
          </table:table-cell>
          <table:table-cell office:value-type="float" office:value="-0.280645" calcext:value-type="float">
            <text:p>-0.28064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1.54416" calcext:value-type="float">
            <text:p>1.54416</text:p>
          </table:table-cell>
          <table:table-cell office:value-type="float" office:value="-0.402124" calcext:value-type="float">
            <text:p>-0.40212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1.52086" calcext:value-type="float">
            <text:p>1.52086</text:p>
          </table:table-cell>
          <table:table-cell office:value-type="float" office:value="-0.530696" calcext:value-type="float">
            <text:p>-0.53069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1.49103" calcext:value-type="float">
            <text:p>1.49103</text:p>
          </table:table-cell>
          <table:table-cell office:value-type="float" office:value="-0.66268" calcext:value-type="float">
            <text:p>-0.6626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1.45459" calcext:value-type="float">
            <text:p>1.45459</text:p>
          </table:table-cell>
          <table:table-cell office:value-type="float" office:value="-0.794688" calcext:value-type="float">
            <text:p>-0.79468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1.41161" calcext:value-type="float">
            <text:p>1.41161</text:p>
          </table:table-cell>
          <table:table-cell office:value-type="float" office:value="-0.923628" calcext:value-type="float">
            <text:p>-0.92362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36232" calcext:value-type="float">
            <text:p>1.36232</text:p>
          </table:table-cell>
          <table:table-cell office:value-type="float" office:value="-1.0467" calcext:value-type="float">
            <text:p>-1.04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30708" calcext:value-type="float">
            <text:p>1.30708</text:p>
          </table:table-cell>
          <table:table-cell office:value-type="float" office:value="-1.16141" calcext:value-type="float">
            <text:p>-1.1614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-1.26553" calcext:value-type="float">
            <text:p>-1.2655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18074" calcext:value-type="float">
            <text:p>1.18074</text:p>
          </table:table-cell>
          <table:table-cell office:value-type="float" office:value="-1.35717" calcext:value-type="float">
            <text:p>-1.3571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11088" calcext:value-type="float">
            <text:p>1.11088</text:p>
          </table:table-cell>
          <table:table-cell office:value-type="float" office:value="-1.43469" calcext:value-type="float">
            <text:p>-1.4346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03752" calcext:value-type="float">
            <text:p>1.03752</text:p>
          </table:table-cell>
          <table:table-cell office:value-type="float" office:value="-1.49677" calcext:value-type="float">
            <text:p>-1.4967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0.961475" calcext:value-type="float">
            <text:p>0.961475</text:p>
          </table:table-cell>
          <table:table-cell office:value-type="float" office:value="-1.54239" calcext:value-type="float">
            <text:p>-1.54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883573" calcext:value-type="float">
            <text:p>0.883573</text:p>
          </table:table-cell>
          <table:table-cell office:value-type="float" office:value="-1.5708" calcext:value-type="float">
            <text:p>-1.570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0.80469" calcext:value-type="float">
            <text:p>0.80469</text:p>
          </table:table-cell>
          <table:table-cell office:value-type="float" office:value="-1.58156" calcext:value-type="float">
            <text:p>-1.581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-1.57453" calcext:value-type="float">
            <text:p>-1.5745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647532" calcext:value-type="float">
            <text:p>0.647532</text:p>
          </table:table-cell>
          <table:table-cell office:value-type="float" office:value="-1.54985" calcext:value-type="float">
            <text:p>-1.5498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571016" calcext:value-type="float">
            <text:p>0.571016</text:p>
          </table:table-cell>
          <table:table-cell office:value-type="float" office:value="-1.50796" calcext:value-type="float">
            <text:p>-1.5079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-1.44961" calcext:value-type="float">
            <text:p>-1.4496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426312" calcext:value-type="float">
            <text:p>0.426312</text:p>
          </table:table-cell>
          <table:table-cell office:value-type="float" office:value="-1.37582" calcext:value-type="float">
            <text:p>-1.3758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359663" calcext:value-type="float">
            <text:p>0.359663</text:p>
          </table:table-cell>
          <table:table-cell office:value-type="float" office:value="-1.28792" calcext:value-type="float">
            <text:p>-1.287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97729" calcext:value-type="float">
            <text:p>0.297729</text:p>
          </table:table-cell>
          <table:table-cell office:value-type="float" office:value="-1.18752" calcext:value-type="float">
            <text:p>-1.1875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241087" calcext:value-type="float">
            <text:p>0.241087</text:p>
          </table:table-cell>
          <table:table-cell office:value-type="float" office:value="-1.07655" calcext:value-type="float">
            <text:p>-1.076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190214" calcext:value-type="float">
            <text:p>0.190214</text:p>
          </table:table-cell>
          <table:table-cell office:value-type="float" office:value="-0.957204" calcext:value-type="float">
            <text:p>-0.95720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-0.831994" calcext:value-type="float">
            <text:p>-0.83199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107065" calcext:value-type="float">
            <text:p>0.107065</text:p>
          </table:table-cell>
          <table:table-cell office:value-type="float" office:value="-0.703717" calcext:value-type="float">
            <text:p>-0.70371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0.0750929" calcext:value-type="float">
            <text:p>0.0750929</text:p>
          </table:table-cell>
          <table:table-cell office:value-type="float" office:value="-0.575464" calcext:value-type="float">
            <text:p>-0.57546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0494624" calcext:value-type="float">
            <text:p>0.0494624</text:p>
          </table:table-cell>
          <table:table-cell office:value-type="float" office:value="-0.450622" calcext:value-type="float">
            <text:p>-0.45062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0299126" calcext:value-type="float">
            <text:p>0.0299126</text:p>
          </table:table-cell>
          <table:table-cell office:value-type="float" office:value="-0.332874" calcext:value-type="float">
            <text:p>-0.33287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0159907" calcext:value-type="float">
            <text:p>0.0159907</text:p>
          </table:table-cell>
          <table:table-cell office:value-type="float" office:value="-0.226195" calcext:value-type="float">
            <text:p>-0.22619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0.00703766" calcext:value-type="float">
            <text:p>0.00703766</text:p>
          </table:table-cell>
          <table:table-cell office:value-type="float" office:value="-0.134855" calcext:value-type="float">
            <text:p>-0.13485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00217359" calcext:value-type="float">
            <text:p>0.00217359</text:p>
          </table:table-cell>
          <table:table-cell office:value-type="float" office:value="-0.0634209" calcext:value-type="float">
            <text:p>-0.063420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0.000282989" calcext:value-type="float">
            <text:p>0.000282989</text:p>
          </table:table-cell>
          <table:table-cell office:value-type="float" office:value="-0.0167511" calcext:value-type="float">
            <text:p>-0.0167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000000000000284217" calcext:value-type="float">
            <text:p>2.84217E-14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000000284217" calcext:value-type="float">
            <text:p>2.84217E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7636E-015" calcext:value-type="float">
            <text:p>1.77636E-15</text:p>
          </table:table-cell>
          <table:table-cell office:value-type="float" office:value="-1.77636E-015" calcext:value-type="float">
            <text:p>-1.77636E-15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1T16:28:43.042583098</dc:date>
    <meta:editing-duration>PT2H43M41S</meta:editing-duration>
    <meta:editing-cycles>1</meta:editing-cycles>
    <meta:document-statistic meta:table-count="2" meta:cell-count="126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7.792cm" svg:y="0.316cm" chart:style-name="ch2">
          <text:p>y</text:p>
        </chart:title>
        <chart:legend chart:legend-position="end" svg:x="13.136cm" svg:y="3.954cm" style:legend-expansion="high" chart:style-name="ch3"/>
        <chart:plot-area chart:style-name="ch4" table:cell-range-address="example2.A1:example2.C181" chart:data-source-has-labels="column" svg:x="0.729cm" svg:y="0.685cm" svg:width="12.498cm" svg:height="7.547cm">
          <chartooo:coordinate-region svg:x="1.562cm" svg:y="0.884cm" svg:width="11.524cm" svg:height="7.149cm"/>
          <chart:axis chart:dimension="x" chart:name="primary-x" chart:style-name="ch5" chartooo:axis-type="auto">
            <chartooo:date-scale/>
            <chart:categories table:cell-range-address="example2.A1:example2.A1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ample2.B1:example2.B181" chart:class="chart:line">
            <chart:data-point chart:repeated="181"/>
          </chart:series>
          <chart:series chart:style-name="ch8" chart:values-cell-range-address="example2.C1:example2.C18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2.A1:example2.A181</svg:desc>
                </draw:g>
              </table:table-cell>
              <table:table-cell office:value-type="float" office:value="0">
                <text:p>0</text:p>
                <draw:g>
                  <svg:desc>example2.B1:example2.B181</svg:desc>
                </draw:g>
              </table:table-cell>
              <table:table-cell office:value-type="float" office:value="0">
                <text:p>0</text:p>
                <draw:g>
                  <svg:desc>example2.C1:example2.C1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329844">
                <text:p>0.00329844</text:p>
              </table:table-cell>
              <table:table-cell office:value-type="float" office:value="0.129187">
                <text:p>0.12918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1265">
                <text:p>0.01265</text:p>
              </table:table-cell>
              <table:table-cell office:value-type="float" office:value="0.24225">
                <text:p>0.2422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272672">
                <text:p>0.0272672</text:p>
              </table:table-cell>
              <table:table-cell office:value-type="float" office:value="0.339937">
                <text:p>0.33993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464">
                <text:p>0.0464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693359">
                <text:p>0.0693359</text:p>
              </table:table-cell>
              <table:table-cell office:value-type="float" office:value="0.492188">
                <text:p>0.49218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954">
                <text:p>0.0954</text:p>
              </table:table-cell>
              <table:table-cell office:value-type="float" office:value="0.54825">
                <text:p>0.54825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123955">
                <text:p>0.123955</text:p>
              </table:table-cell>
              <table:table-cell office:value-type="float" office:value="0.591937">
                <text:p>0.59193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1544">
                <text:p>0.1544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186173">
                <text:p>0.186173</text:p>
              </table:table-cell>
              <table:table-cell office:value-type="float" office:value="0.645187">
                <text:p>0.6451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21875">
                <text:p>0.218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251642">
                <text:p>0.251642</text:p>
              </table:table-cell>
              <table:table-cell office:value-type="float" office:value="0.657937">
                <text:p>0.65793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844">
                <text:p>0.2844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316611">
                <text:p>0.316611</text:p>
              </table:table-cell>
              <table:table-cell office:value-type="float" office:value="0.636187">
                <text:p>0.63618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3479">
                <text:p>0.3479</text:p>
              </table:table-cell>
              <table:table-cell office:value-type="float" office:value="0.61425">
                <text:p>0.61425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37793">
                <text:p>0.37793</text:p>
              </table:table-cell>
              <table:table-cell office:value-type="float" office:value="0.585938">
                <text:p>0.58593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4064">
                <text:p>0.4064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433048">
                <text:p>0.433048</text:p>
              </table:table-cell>
              <table:table-cell office:value-type="float" office:value="0.513188">
                <text:p>0.513188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45765">
                <text:p>0.45765</text:p>
              </table:table-cell>
              <table:table-cell office:value-type="float" office:value="0.47025">
                <text:p>0.47025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480017">
                <text:p>0.480017</text:p>
              </table:table-cell>
              <table:table-cell office:value-type="float" office:value="0.423937">
                <text:p>0.4239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517486">
                <text:p>0.517486</text:p>
              </table:table-cell>
              <table:table-cell office:value-type="float" office:value="0.324188">
                <text:p>0.32418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5324">
                <text:p>0.5324</text:p>
              </table:table-cell>
              <table:table-cell office:value-type="float" office:value="0.27225">
                <text:p>0.27225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544705">
                <text:p>0.544705</text:p>
              </table:table-cell>
              <table:table-cell office:value-type="float" office:value="0.219938">
                <text:p>0.21993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544">
                <text:p>0.554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0.561523">
                <text:p>0.561523</text:p>
              </table:table-cell>
              <table:table-cell office:value-type="float" office:value="0.117188">
                <text:p>0.11718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56615">
                <text:p>0.56615</text:p>
              </table:table-cell>
              <table:table-cell office:value-type="float" office:value="0.06825">
                <text:p>0.06825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568392">
                <text:p>0.568392</text:p>
              </table:table-cell>
              <table:table-cell office:value-type="float" office:value="0.0219375">
                <text:p>0.02193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5684">
                <text:p>0.5684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566361">
                <text:p>0.566361</text:p>
              </table:table-cell>
              <table:table-cell office:value-type="float" office:value="-0.0598125">
                <text:p>-0.05981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5625">
                <text:p>0.56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0.55708">
                <text:p>0.55708</text:p>
              </table:table-cell>
              <table:table-cell office:value-type="float" office:value="-0.122063">
                <text:p>-0.12206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5504">
                <text:p>0.5504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542798">
                <text:p>0.542798</text:p>
              </table:table-cell>
              <table:table-cell office:value-type="float" office:value="-0.158813">
                <text:p>-0.15881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53465">
                <text:p>0.53465</text:p>
              </table:table-cell>
              <table:table-cell office:value-type="float" office:value="-0.16575">
                <text:p>-0.16575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526367">
                <text:p>0.526367</text:p>
              </table:table-cell>
              <table:table-cell office:value-type="float" office:value="-0.164062">
                <text:p>-0.16406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5184">
                <text:p>0.5184</text:p>
              </table:table-cell>
              <table:table-cell office:value-type="float" office:value="-0.153">
                <text:p>-0.153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511236">
                <text:p>0.511236</text:p>
              </table:table-cell>
              <table:table-cell office:value-type="float" office:value="-0.131813">
                <text:p>-0.13181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5054">
                <text:p>0.5054</text:p>
              </table:table-cell>
              <table:table-cell office:value-type="float" office:value="-0.09975">
                <text:p>-0.0997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501455">
                <text:p>0.501455</text:p>
              </table:table-cell>
              <table:table-cell office:value-type="float" office:value="-0.0560625">
                <text:p>-0.0560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0.499768">
                <text:p>0.499768</text:p>
              </table:table-cell>
              <table:table-cell office:value-type="float" office:value="-0.00925781">
                <text:p>-0.0092578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499078">
                <text:p>0.499078</text:p>
              </table:table-cell>
              <table:table-cell office:value-type="float" office:value="-0.0182812">
                <text:p>-0.0182812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497943">
                <text:p>0.497943</text:p>
              </table:table-cell>
              <table:table-cell office:value-type="float" office:value="-0.0270703">
                <text:p>-0.027070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496375">
                <text:p>0.496375</text:p>
              </table:table-cell>
              <table:table-cell office:value-type="float" office:value="-0.035625">
                <text:p>-0.035625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494385">
                <text:p>0.494385</text:p>
              </table:table-cell>
              <table:table-cell office:value-type="float" office:value="-0.0439453">
                <text:p>-0.043945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491984">
                <text:p>0.491984</text:p>
              </table:table-cell>
              <table:table-cell office:value-type="float" office:value="-0.0520312">
                <text:p>-0.0520312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.489186">
                <text:p>0.489186</text:p>
              </table:table-cell>
              <table:table-cell office:value-type="float" office:value="-0.0598828">
                <text:p>-0.059882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486">
                <text:p>0.486</text:p>
              </table:table-cell>
              <table:table-cell office:value-type="float" office:value="-0.0675">
                <text:p>-0.0675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.482439">
                <text:p>0.482439</text:p>
              </table:table-cell>
              <table:table-cell office:value-type="float" office:value="-0.0748828">
                <text:p>-0.074882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478516">
                <text:p>0.478516</text:p>
              </table:table-cell>
              <table:table-cell office:value-type="float" office:value="-0.0820312">
                <text:p>-0.0820312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47424">
                <text:p>0.47424</text:p>
              </table:table-cell>
              <table:table-cell office:value-type="float" office:value="-0.0889453">
                <text:p>-0.088945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469625">
                <text:p>0.469625</text:p>
              </table:table-cell>
              <table:table-cell office:value-type="float" office:value="-0.095625">
                <text:p>-0.095625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.464682">
                <text:p>0.464682</text:p>
              </table:table-cell>
              <table:table-cell office:value-type="float" office:value="-0.10207">
                <text:p>-0.1020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459422">
                <text:p>0.459422</text:p>
              </table:table-cell>
              <table:table-cell office:value-type="float" office:value="-0.108281">
                <text:p>-0.108281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0.453857">
                <text:p>0.453857</text:p>
              </table:table-cell>
              <table:table-cell office:value-type="float" office:value="-0.114258">
                <text:p>-0.11425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448">
                <text:p>0.44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441861">
                <text:p>0.441861</text:p>
              </table:table-cell>
              <table:table-cell office:value-type="float" office:value="-0.125508">
                <text:p>-0.12550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435453">
                <text:p>0.435453</text:p>
              </table:table-cell>
              <table:table-cell office:value-type="float" office:value="-0.130781">
                <text:p>-0.130781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.428787">
                <text:p>0.428787</text:p>
              </table:table-cell>
              <table:table-cell office:value-type="float" office:value="-0.13582">
                <text:p>-0.135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1875">
                <text:p>0.42187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0.414729">
                <text:p>0.414729</text:p>
              </table:table-cell>
              <table:table-cell office:value-type="float" office:value="-0.145195">
                <text:p>-0.14519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407359">
                <text:p>0.407359</text:p>
              </table:table-cell>
              <table:table-cell office:value-type="float" office:value="-0.149531">
                <text:p>-0.149531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.399779">
                <text:p>0.399779</text:p>
              </table:table-cell>
              <table:table-cell office:value-type="float" office:value="-0.153633">
                <text:p>-0.15363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392">
                <text:p>0.392</text:p>
              </table:table-cell>
              <table:table-cell office:value-type="float" office:value="-0.1575">
                <text:p>-0.1575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0.384033">
                <text:p>0.384033</text:p>
              </table:table-cell>
              <table:table-cell office:value-type="float" office:value="-0.161133">
                <text:p>-0.161133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375891">
                <text:p>0.375891</text:p>
              </table:table-cell>
              <table:table-cell office:value-type="float" office:value="-0.164531">
                <text:p>-0.164531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0.367584">
                <text:p>0.367584</text:p>
              </table:table-cell>
              <table:table-cell office:value-type="float" office:value="-0.167695">
                <text:p>-0.16769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359125">
                <text:p>0.359125</text:p>
              </table:table-cell>
              <table:table-cell office:value-type="float" office:value="-0.170625">
                <text:p>-0.170625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.350525">
                <text:p>0.350525</text:p>
              </table:table-cell>
              <table:table-cell office:value-type="float" office:value="-0.17332">
                <text:p>-0.1733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341797">
                <text:p>0.341797</text:p>
              </table:table-cell>
              <table:table-cell office:value-type="float" office:value="-0.175781">
                <text:p>-0.175781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0.332951">
                <text:p>0.332951</text:p>
              </table:table-cell>
              <table:table-cell office:value-type="float" office:value="-0.178008">
                <text:p>-0.17800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324">
                <text:p>0.32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0.314955">
                <text:p>0.314955</text:p>
              </table:table-cell>
              <table:table-cell office:value-type="float" office:value="-0.181758">
                <text:p>-0.181758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305828">
                <text:p>0.305828</text:p>
              </table:table-cell>
              <table:table-cell office:value-type="float" office:value="-0.183281">
                <text:p>-0.183281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296631">
                <text:p>0.296631</text:p>
              </table:table-cell>
              <table:table-cell office:value-type="float" office:value="-0.18457">
                <text:p>-0.184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287375">
                <text:p>0.287375</text:p>
              </table:table-cell>
              <table:table-cell office:value-type="float" office:value="-0.185625">
                <text:p>-0.185625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0.278072">
                <text:p>0.278072</text:p>
              </table:table-cell>
              <table:table-cell office:value-type="float" office:value="-0.186445">
                <text:p>-0.18644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268734">
                <text:p>0.268734</text:p>
              </table:table-cell>
              <table:table-cell office:value-type="float" office:value="-0.187031">
                <text:p>-0.187031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0.259373">
                <text:p>0.259373</text:p>
              </table:table-cell>
              <table:table-cell office:value-type="float" office:value="-0.187383">
                <text:p>-0.1873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240627">
                <text:p>0.240627</text:p>
              </table:table-cell>
              <table:table-cell office:value-type="float" office:value="-0.187383">
                <text:p>-0.18738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231266">
                <text:p>0.231266</text:p>
              </table:table-cell>
              <table:table-cell office:value-type="float" office:value="-0.187031">
                <text:p>-0.187031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0.221928">
                <text:p>0.221928</text:p>
              </table:table-cell>
              <table:table-cell office:value-type="float" office:value="-0.186445">
                <text:p>-0.18644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212625">
                <text:p>0.212625</text:p>
              </table:table-cell>
              <table:table-cell office:value-type="float" office:value="-0.185625">
                <text:p>-0.185625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0.203369">
                <text:p>0.203369</text:p>
              </table:table-cell>
              <table:table-cell office:value-type="float" office:value="-0.18457">
                <text:p>-0.18457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194172">
                <text:p>0.194172</text:p>
              </table:table-cell>
              <table:table-cell office:value-type="float" office:value="-0.183281">
                <text:p>-0.183281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.185045">
                <text:p>0.185045</text:p>
              </table:table-cell>
              <table:table-cell office:value-type="float" office:value="-0.181758">
                <text:p>-0.18175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176">
                <text:p>0.17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0.167049">
                <text:p>0.167049</text:p>
              </table:table-cell>
              <table:table-cell office:value-type="float" office:value="-0.178008">
                <text:p>-0.17800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158203">
                <text:p>0.158203</text:p>
              </table:table-cell>
              <table:table-cell office:value-type="float" office:value="-0.175781">
                <text:p>-0.175781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0.149475">
                <text:p>0.149475</text:p>
              </table:table-cell>
              <table:table-cell office:value-type="float" office:value="-0.17332">
                <text:p>-0.1733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140875">
                <text:p>0.140875</text:p>
              </table:table-cell>
              <table:table-cell office:value-type="float" office:value="-0.170625">
                <text:p>-0.170625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.132416">
                <text:p>0.132416</text:p>
              </table:table-cell>
              <table:table-cell office:value-type="float" office:value="-0.167695">
                <text:p>-0.16769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124109">
                <text:p>0.124109</text:p>
              </table:table-cell>
              <table:table-cell office:value-type="float" office:value="-0.164531">
                <text:p>-0.164531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0.115967">
                <text:p>0.115967</text:p>
              </table:table-cell>
              <table:table-cell office:value-type="float" office:value="-0.161133">
                <text:p>-0.16113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108">
                <text:p>0.108</text:p>
              </table:table-cell>
              <table:table-cell office:value-type="float" office:value="-0.1575">
                <text:p>-0.1575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0.100221">
                <text:p>0.100221</text:p>
              </table:table-cell>
              <table:table-cell office:value-type="float" office:value="-0.153633">
                <text:p>-0.15363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0926406">
                <text:p>0.0926406</text:p>
              </table:table-cell>
              <table:table-cell office:value-type="float" office:value="-0.149531">
                <text:p>-0.149531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0.0852715">
                <text:p>0.0852715</text:p>
              </table:table-cell>
              <table:table-cell office:value-type="float" office:value="-0.145195">
                <text:p>-0.145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0.0712129">
                <text:p>0.0712129</text:p>
              </table:table-cell>
              <table:table-cell office:value-type="float" office:value="-0.13582">
                <text:p>-0.1358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645469">
                <text:p>0.0645469</text:p>
              </table:table-cell>
              <table:table-cell office:value-type="float" office:value="-0.130781">
                <text:p>-0.130781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0.0581387">
                <text:p>0.0581387</text:p>
              </table:table-cell>
              <table:table-cell office:value-type="float" office:value="-0.125508">
                <text:p>-0.12550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52">
                <text:p>0.0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0461426">
                <text:p>0.0461426</text:p>
              </table:table-cell>
              <table:table-cell office:value-type="float" office:value="-0.114258">
                <text:p>-0.114258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405781">
                <text:p>0.0405781</text:p>
              </table:table-cell>
              <table:table-cell office:value-type="float" office:value="-0.108281">
                <text:p>-0.108281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0.0353184">
                <text:p>0.0353184</text:p>
              </table:table-cell>
              <table:table-cell office:value-type="float" office:value="-0.10207">
                <text:p>-0.10207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30375">
                <text:p>0.030375</text:p>
              </table:table-cell>
              <table:table-cell office:value-type="float" office:value="-0.095625">
                <text:p>-0.095625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0.0257598">
                <text:p>0.0257598</text:p>
              </table:table-cell>
              <table:table-cell office:value-type="float" office:value="-0.0889453">
                <text:p>-0.088945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214844">
                <text:p>0.0214844</text:p>
              </table:table-cell>
              <table:table-cell office:value-type="float" office:value="-0.0820313">
                <text:p>-0.0820313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0175605">
                <text:p>0.0175605</text:p>
              </table:table-cell>
              <table:table-cell office:value-type="float" office:value="-0.0748828">
                <text:p>-0.074882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014">
                <text:p>0.014</text:p>
              </table:table-cell>
              <table:table-cell office:value-type="float" office:value="-0.0675">
                <text:p>-0.0675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0.0108145">
                <text:p>0.0108145</text:p>
              </table:table-cell>
              <table:table-cell office:value-type="float" office:value="-0.0598828">
                <text:p>-0.0598828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0801563">
                <text:p>0.00801563</text:p>
              </table:table-cell>
              <table:table-cell office:value-type="float" office:value="-0.0520313">
                <text:p>-0.0520313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0.00561523">
                <text:p>0.00561523</text:p>
              </table:table-cell>
              <table:table-cell office:value-type="float" office:value="-0.0439453">
                <text:p>-0.043945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003625">
                <text:p>0.003625</text:p>
              </table:table-cell>
              <table:table-cell office:value-type="float" office:value="-0.035625">
                <text:p>-0.035625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.00205664">
                <text:p>0.00205664</text:p>
              </table:table-cell>
              <table:table-cell office:value-type="float" office:value="-0.0270703">
                <text:p>-0.027070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00921875">
                <text:p>0.000921875</text:p>
              </table:table-cell>
              <table:table-cell office:value-type="float" office:value="-0.0182813">
                <text:p>-0.0182813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0.000232422">
                <text:p>0.000232422</text:p>
              </table:table-cell>
              <table:table-cell office:value-type="float" office:value="-0.00925781">
                <text:p>-0.009257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7636E-015">
                <text:p>1.77636E-015</text:p>
              </table:table-cell>
              <table:table-cell office:value-type="float" office:value="-1.77636E-015">
                <text:p>-1.7763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7.777cm" svg:y="0.316cm" chart:style-name="ch2">
          <text:p>Z</text:p>
        </chart:title>
        <chart:legend chart:legend-position="end" svg:x="13.135cm" svg:y="3.954cm" style:legend-expansion="high" chart:style-name="ch3"/>
        <chart:plot-area chart:style-name="ch4" table:cell-range-address="example2.A1:example2.A181 example2.D1:example2.E181" chart:data-source-has-labels="column" svg:x="0.319cm" svg:y="1.275cm" svg:width="12.497cm" svg:height="7.55cm">
          <chartooo:coordinate-region svg:x="1.152cm" svg:y="1.474cm" svg:width="11.523cm" svg:height="7.152cm"/>
          <chart:axis chart:dimension="x" chart:name="primary-x" chart:style-name="ch5" chartooo:axis-type="auto">
            <chartooo:date-scale/>
            <chart:categories table:cell-range-address="example2.A1:example2.A1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ample2.D1:example2.D181" chart:class="chart:line">
            <chart:data-point chart:repeated="181"/>
          </chart:series>
          <chart:series chart:style-name="ch8" chart:values-cell-range-address="example2.E1:example2.E18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2.A1:example2.A181</svg:desc>
                </draw:g>
              </table:table-cell>
              <table:table-cell office:value-type="float" office:value="1.6">
                <text:p>1.6</text:p>
                <draw:g>
                  <svg:desc>example2.D1:example2.D181</svg:desc>
                </draw:g>
              </table:table-cell>
              <table:table-cell office:value-type="float" office:value="0">
                <text:p>0</text:p>
                <draw:g>
                  <svg:desc>example2.E1:example2.E1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59565">
                <text:p>1.59565</text:p>
              </table:table-cell>
              <table:table-cell office:value-type="float" office:value="-0.171">
                <text:p>-0.17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5832">
                <text:p>1.5832</text:p>
              </table:table-cell>
              <table:table-cell office:value-type="float" office:value="-0.324">
                <text:p>-0.32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56355">
                <text:p>1.56355</text:p>
              </table:table-cell>
              <table:table-cell office:value-type="float" office:value="-0.459">
                <text:p>-0.45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5376">
                <text:p>1.5376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50625">
                <text:p>1.50625</text:p>
              </table:table-cell>
              <table:table-cell office:value-type="float" office:value="-0.675">
                <text:p>-0.6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4704">
                <text:p>1.4704</text:p>
              </table:table-cell>
              <table:table-cell office:value-type="float" office:value="-0.756">
                <text:p>-0.75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43095">
                <text:p>1.43095</text:p>
              </table:table-cell>
              <table:table-cell office:value-type="float" office:value="-0.819">
                <text:p>-0.81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3888">
                <text:p>1.3888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34485">
                <text:p>1.34485</text:p>
              </table:table-cell>
              <table:table-cell office:value-type="float" office:value="-0.891">
                <text:p>-0.89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25515">
                <text:p>1.25515</text:p>
              </table:table-cell>
              <table:table-cell office:value-type="float" office:value="-0.891">
                <text:p>-0.89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2112">
                <text:p>1.2112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16905">
                <text:p>1.16905</text:p>
              </table:table-cell>
              <table:table-cell office:value-type="float" office:value="-0.819">
                <text:p>-0.81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1296">
                <text:p>1.1296</text:p>
              </table:table-cell>
              <table:table-cell office:value-type="float" office:value="-0.756">
                <text:p>-0.7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09375">
                <text:p>1.09375</text:p>
              </table:table-cell>
              <table:table-cell office:value-type="float" office:value="-0.675">
                <text:p>-0.6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0624">
                <text:p>1.0624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03645">
                <text:p>1.03645</text:p>
              </table:table-cell>
              <table:table-cell office:value-type="float" office:value="-0.459">
                <text:p>-0.45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0168">
                <text:p>1.0168</text:p>
              </table:table-cell>
              <table:table-cell office:value-type="float" office:value="-0.324">
                <text:p>-0.3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00435">
                <text:p>1.00435</text:p>
              </table:table-cell>
              <table:table-cell office:value-type="float" office:value="-0.171">
                <text:p>-0.1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998254">
                <text:p>0.998254</text:p>
              </table:table-cell>
              <table:table-cell office:value-type="float" office:value="-0.067275">
                <text:p>-0.0672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99352">
                <text:p>0.99352</text:p>
              </table:table-cell>
              <table:table-cell office:value-type="float" office:value="-0.1197">
                <text:p>-0.1197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986517">
                <text:p>0.986517</text:p>
              </table:table-cell>
              <table:table-cell office:value-type="float" office:value="-0.158175">
                <text:p>-0.1581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7792">
                <text:p>0.97792</text:p>
              </table:table-cell>
              <table:table-cell office:value-type="float" office:value="-0.1836">
                <text:p>-0.183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968359">
                <text:p>0.968359</text:p>
              </table:table-cell>
              <table:table-cell office:value-type="float" office:value="-0.196875">
                <text:p>-0.1968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95842">
                <text:p>0.95842</text:p>
              </table:table-cell>
              <table:table-cell office:value-type="float" office:value="-0.1989">
                <text:p>-0.198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948642">
                <text:p>0.948642</text:p>
              </table:table-cell>
              <table:table-cell office:value-type="float" office:value="-0.190575">
                <text:p>-0.1905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93952">
                <text:p>0.93952</text:p>
              </table:table-cell>
              <table:table-cell office:value-type="float" office:value="-0.1728">
                <text:p>-0.1728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931504">
                <text:p>0.931504</text:p>
              </table:table-cell>
              <table:table-cell office:value-type="float" office:value="-0.146475">
                <text:p>-0.1464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25">
                <text:p>0.925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920367">
                <text:p>0.920367</text:p>
              </table:table-cell>
              <table:table-cell office:value-type="float" office:value="-0.071775">
                <text:p>-0.0717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1792">
                <text:p>0.91792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917929">
                <text:p>0.917929</text:p>
              </table:table-cell>
              <table:table-cell office:value-type="float" office:value="0.026325">
                <text:p>0.0263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2062">
                <text:p>0.92062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926172">
                <text:p>0.926172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3472">
                <text:p>0.93472</text:p>
              </table:table-cell>
              <table:table-cell office:value-type="float" office:value="0.2016">
                <text:p>0.2016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946354">
                <text:p>0.946354</text:p>
              </table:table-cell>
              <table:table-cell office:value-type="float" office:value="0.263925">
                <text:p>0.2639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96112">
                <text:p>0.96112</text:p>
              </table:table-cell>
              <table:table-cell office:value-type="float" office:value="0.3267">
                <text:p>0.3267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979017">
                <text:p>0.979017</text:p>
              </table:table-cell>
              <table:table-cell office:value-type="float" office:value="0.389025">
                <text:p>0.389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1.02398">
                <text:p>1.02398</text:p>
              </table:table-cell>
              <table:table-cell office:value-type="float" office:value="0.508725">
                <text:p>0.5087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.05082">
                <text:p>1.05082</text:p>
              </table:table-cell>
              <table:table-cell office:value-type="float" office:value="0.5643">
                <text:p>0.5643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1.08034">
                <text:p>1.08034</text:p>
              </table:table-cell>
              <table:table-cell office:value-type="float" office:value="0.615825">
                <text:p>0.6158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11232">
                <text:p>1.11232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1.14648">
                <text:p>1.14648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.18252">
                <text:p>1.18252</text:p>
              </table:table-cell>
              <table:table-cell office:value-type="float" office:value="0.7371">
                <text:p>0.7371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1.22007">
                <text:p>1.22007</text:p>
              </table:table-cell>
              <table:table-cell office:value-type="float" office:value="0.763425">
                <text:p>0.7634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25872">
                <text:p>1.25872</text:p>
              </table:table-cell>
              <table:table-cell office:value-type="float" office:value="0.7812">
                <text:p>0.7812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1.29803">
                <text:p>1.29803</text:p>
              </table:table-cell>
              <table:table-cell office:value-type="float" office:value="0.789525">
                <text:p>0.7895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3375">
                <text:p>1.337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1.37659">
                <text:p>1.37659</text:p>
              </table:table-cell>
              <table:table-cell office:value-type="float" office:value="0.774225">
                <text:p>0.7742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41472">
                <text:p>1.41472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.45125">
                <text:p>1.45125</text:p>
              </table:table-cell>
              <table:table-cell office:value-type="float" office:value="0.710325">
                <text:p>0.7103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48552">
                <text:p>1.48552</text:p>
              </table:table-cell>
              <table:table-cell office:value-type="float" office:value="0.6579">
                <text:p>0.6579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.5168">
                <text:p>1.5168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54432">
                <text:p>1.54432</text:p>
              </table:table-cell>
              <table:table-cell office:value-type="float" office:value="0.5076">
                <text:p>0.5076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1.56728">
                <text:p>1.56728</text:p>
              </table:table-cell>
              <table:table-cell office:value-type="float" office:value="0.407925">
                <text:p>0.4079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58482">
                <text:p>1.58482</text:p>
              </table:table-cell>
              <table:table-cell office:value-type="float" office:value="0.2907">
                <text:p>0.2907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.59604">
                <text:p>1.59604</text:p>
              </table:table-cell>
              <table:table-cell office:value-type="float" office:value="0.155025">
                <text:p>0.1550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7.633cm" svg:y="0.316cm" chart:style-name="ch2">
          <text:p>RZ</text:p>
        </chart:title>
        <chart:legend chart:legend-position="end" svg:x="13.136cm" svg:y="3.955cm" style:legend-expansion="high" chart:style-name="ch3"/>
        <chart:plot-area chart:style-name="ch4" table:cell-range-address="example2.A1:example2.A181 example2.F1:example2.G181" chart:data-source-has-labels="column" svg:x="0.32cm" svg:y="1.275cm" svg:width="12.496cm" svg:height="7.551cm">
          <chartooo:coordinate-region svg:x="1.153cm" svg:y="1.474cm" svg:width="11.522cm" svg:height="7.153cm"/>
          <chart:axis chart:dimension="x" chart:name="primary-x" chart:style-name="ch5" chartooo:axis-type="auto">
            <chartooo:date-scale/>
            <chart:categories table:cell-range-address="example2.A1:example2.A1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ample2.F1:example2.F181" chart:class="chart:line">
            <chart:data-point chart:repeated="181"/>
          </chart:series>
          <chart:series chart:style-name="ch8" chart:values-cell-range-address="example2.G1:example2.G18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ample2.A1:example2.A181</svg:desc>
                </draw:g>
              </table:table-cell>
              <table:table-cell office:value-type="float" office:value="0">
                <text:p>0</text:p>
                <draw:g>
                  <svg:desc>example2.F1:example2.F181</svg:desc>
                </draw:g>
              </table:table-cell>
              <table:table-cell office:value-type="float" office:value="0">
                <text:p>0</text:p>
                <draw:g>
                  <svg:desc>example2.G1:example2.G1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  <table:table-cell office:value-type="float" office:value="0.447677">
                <text:p>0.44767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  <table:table-cell office:value-type="float" office:value="0.84823">
                <text:p>0.84823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  <table:table-cell office:value-type="float" office:value="1.50796">
                <text:p>1.5079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  <table:table-cell office:value-type="float" office:value="1.76715">
                <text:p>1.7671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  <table:table-cell office:value-type="float" office:value="1.9792">
                <text:p>1.979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  <table:table-cell office:value-type="float" office:value="2.14414">
                <text:p>2.1441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  <table:table-cell office:value-type="float" office:value="2.26195">
                <text:p>2.2619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  <table:table-cell office:value-type="float" office:value="2.33263">
                <text:p>2.3326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  <table:table-cell office:value-type="float" office:value="2.35619">
                <text:p>2.3561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  <table:table-cell office:value-type="float" office:value="2.33263">
                <text:p>2.3326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  <table:table-cell office:value-type="float" office:value="2.26195">
                <text:p>2.2619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  <table:table-cell office:value-type="float" office:value="2.14414">
                <text:p>2.1441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  <table:table-cell office:value-type="float" office:value="1.9792">
                <text:p>1.979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  <table:table-cell office:value-type="float" office:value="1.76715">
                <text:p>1.7671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  <table:table-cell office:value-type="float" office:value="1.50796">
                <text:p>1.5079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  <table:table-cell office:value-type="float" office:value="0.84823">
                <text:p>0.8482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  <table:table-cell office:value-type="float" office:value="0.447677">
                <text:p>0.4476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.57238">
                <text:p>1.57238</text:p>
              </table:table-cell>
              <table:table-cell office:value-type="float" office:value="0.0559964">
                <text:p>0.055996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57571">
                <text:p>1.57571</text:p>
              </table:table-cell>
              <table:table-cell office:value-type="float" office:value="0.0708822">
                <text:p>0.0708822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.57888">
                <text:p>1.57888</text:p>
              </table:table-cell>
              <table:table-cell office:value-type="float" office:value="0.0504005">
                <text:p>0.050400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58025">
                <text:p>1.58025</text:p>
              </table:table-cell>
              <table:table-cell office:value-type="float" office:value="-0.0000000000000284217">
                <text:p>-0.0000000000000284217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.57847">
                <text:p>1.57847</text:p>
              </table:table-cell>
              <table:table-cell office:value-type="float" office:value="-0.0751651">
                <text:p>-0.075165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5724">
                <text:p>1.5724</text:p>
              </table:table-cell>
              <table:table-cell office:value-type="float" office:value="-0.170235">
                <text:p>-0.170235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.56119">
                <text:p>1.56119</text:p>
              </table:table-cell>
              <table:table-cell office:value-type="float" office:value="-0.280645">
                <text:p>-0.28064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54416">
                <text:p>1.54416</text:p>
              </table:table-cell>
              <table:table-cell office:value-type="float" office:value="-0.402124">
                <text:p>-0.40212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.52086">
                <text:p>1.52086</text:p>
              </table:table-cell>
              <table:table-cell office:value-type="float" office:value="-0.530696">
                <text:p>-0.53069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49103">
                <text:p>1.49103</text:p>
              </table:table-cell>
              <table:table-cell office:value-type="float" office:value="-0.66268">
                <text:p>-0.66268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.45459">
                <text:p>1.45459</text:p>
              </table:table-cell>
              <table:table-cell office:value-type="float" office:value="-0.794688">
                <text:p>-0.79468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41161">
                <text:p>1.41161</text:p>
              </table:table-cell>
              <table:table-cell office:value-type="float" office:value="-0.923628">
                <text:p>-0.923628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.36232">
                <text:p>1.36232</text:p>
              </table:table-cell>
              <table:table-cell office:value-type="float" office:value="-1.0467">
                <text:p>-1.046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30708">
                <text:p>1.30708</text:p>
              </table:table-cell>
              <table:table-cell office:value-type="float" office:value="-1.16141">
                <text:p>-1.1614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.24636">
                <text:p>1.24636</text:p>
              </table:table-cell>
              <table:table-cell office:value-type="float" office:value="-1.26553">
                <text:p>-1.2655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18074">
                <text:p>1.18074</text:p>
              </table:table-cell>
              <table:table-cell office:value-type="float" office:value="-1.35717">
                <text:p>-1.35717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1.11088">
                <text:p>1.11088</text:p>
              </table:table-cell>
              <table:table-cell office:value-type="float" office:value="-1.43469">
                <text:p>-1.4346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03752">
                <text:p>1.03752</text:p>
              </table:table-cell>
              <table:table-cell office:value-type="float" office:value="-1.49677">
                <text:p>-1.49677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961475">
                <text:p>0.961475</text:p>
              </table:table-cell>
              <table:table-cell office:value-type="float" office:value="-1.54239">
                <text:p>-1.54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3573">
                <text:p>0.883573</text:p>
              </table:table-cell>
              <table:table-cell office:value-type="float" office:value="-1.5708">
                <text:p>-1.5708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80469">
                <text:p>0.80469</text:p>
              </table:table-cell>
              <table:table-cell office:value-type="float" office:value="-1.58156">
                <text:p>-1.5815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725714">
                <text:p>0.725714</text:p>
              </table:table-cell>
              <table:table-cell office:value-type="float" office:value="-1.57453">
                <text:p>-1.57453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647532">
                <text:p>0.647532</text:p>
              </table:table-cell>
              <table:table-cell office:value-type="float" office:value="-1.54985">
                <text:p>-1.5498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71016">
                <text:p>0.571016</text:p>
              </table:table-cell>
              <table:table-cell office:value-type="float" office:value="-1.50796">
                <text:p>-1.50796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0.49701">
                <text:p>0.49701</text:p>
              </table:table-cell>
              <table:table-cell office:value-type="float" office:value="-1.44961">
                <text:p>-1.4496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426312">
                <text:p>0.426312</text:p>
              </table:table-cell>
              <table:table-cell office:value-type="float" office:value="-1.37582">
                <text:p>-1.3758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359663">
                <text:p>0.359663</text:p>
              </table:table-cell>
              <table:table-cell office:value-type="float" office:value="-1.28792">
                <text:p>-1.2879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297729">
                <text:p>0.297729</text:p>
              </table:table-cell>
              <table:table-cell office:value-type="float" office:value="-1.18752">
                <text:p>-1.18752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241087">
                <text:p>0.241087</text:p>
              </table:table-cell>
              <table:table-cell office:value-type="float" office:value="-1.07655">
                <text:p>-1.0765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190214">
                <text:p>0.190214</text:p>
              </table:table-cell>
              <table:table-cell office:value-type="float" office:value="-0.957204">
                <text:p>-0.957204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0.145465">
                <text:p>0.145465</text:p>
              </table:table-cell>
              <table:table-cell office:value-type="float" office:value="-0.831994">
                <text:p>-0.831994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107065">
                <text:p>0.107065</text:p>
              </table:table-cell>
              <table:table-cell office:value-type="float" office:value="-0.703717">
                <text:p>-0.703717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0750929">
                <text:p>0.0750929</text:p>
              </table:table-cell>
              <table:table-cell office:value-type="float" office:value="-0.575464">
                <text:p>-0.57546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494624">
                <text:p>0.0494624</text:p>
              </table:table-cell>
              <table:table-cell office:value-type="float" office:value="-0.450622">
                <text:p>-0.450622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0299126">
                <text:p>0.0299126</text:p>
              </table:table-cell>
              <table:table-cell office:value-type="float" office:value="-0.332874">
                <text:p>-0.33287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159907">
                <text:p>0.0159907</text:p>
              </table:table-cell>
              <table:table-cell office:value-type="float" office:value="-0.226195">
                <text:p>-0.226195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00703766">
                <text:p>0.00703766</text:p>
              </table:table-cell>
              <table:table-cell office:value-type="float" office:value="-0.134855">
                <text:p>-0.13485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0217359">
                <text:p>0.00217359</text:p>
              </table:table-cell>
              <table:table-cell office:value-type="float" office:value="-0.0634209">
                <text:p>-0.0634209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000282989">
                <text:p>0.000282989</text:p>
              </table:table-cell>
              <table:table-cell office:value-type="float" office:value="-0.0167511">
                <text:p>-0.01675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